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fo:language="ru" fo:country="RU" officeooo:rsid="001134ba" officeooo:paragraph-rsid="0017984d"/>
    </style:style>
    <style:style style:name="P2" style:family="paragraph" style:parent-style-name="Standard">
      <style:text-properties fo:color="#000000" fo:language="ru" fo:country="RU" officeooo:rsid="0017984d" officeooo:paragraph-rsid="0017984d"/>
    </style:style>
    <style:style style:name="P3" style:family="paragraph" style:parent-style-name="Standard">
      <style:text-properties fo:color="#000000" fo:language="ru" fo:country="RU" officeooo:rsid="001868fc" officeooo:paragraph-rsid="001868fc"/>
    </style:style>
    <style:style style:name="P4" style:family="paragraph" style:parent-style-name="Text_20_body">
      <style:text-properties fo:color="#cc0000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fo:color="#cc0000"/>
    </style:style>
    <style:style style:name="P7" style:family="paragraph" style:parent-style-name="Text_20_body">
      <style:paragraph-properties fo:margin-top="0cm" fo:margin-bottom="0cm" loext:contextual-spacing="false"/>
      <style:text-properties fo:color="#000000" fo:language="ru" fo:country="RU" officeooo:rsid="001134ba" officeooo:paragraph-rsid="001134ba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fo:language="ru" fo:country="RU" officeooo:rsid="0012d950" officeooo:paragraph-rsid="0012d950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fo:language="ru" fo:country="RU" officeooo:rsid="0016708a" officeooo:paragraph-rsid="0016708a"/>
    </style:style>
    <style:style style:name="T1" style:family="text">
      <style:text-properties officeooo:rsid="001134ba"/>
    </style:style>
    <style:style style:name="T2" style:family="text">
      <style:text-properties fo:color="#cc0000"/>
    </style:style>
    <style:style style:name="T3" style:family="text">
      <style:text-properties fo:color="#cc0000" officeooo:rsid="001134ba"/>
    </style:style>
    <style:style style:name="T4" style:family="text">
      <style:text-properties fo:language="ru" fo:country="RU" officeooo:rsid="001134ba"/>
    </style:style>
    <style:style style:name="T5" style:family="text">
      <style:text-properties fo:language="en" fo:country="US"/>
    </style:style>
    <style:style style:name="T6" style:family="text">
      <style:text-properties officeooo:rsid="0012d950"/>
    </style:style>
    <style:style style:name="T7" style:family="text">
      <style:text-properties officeooo:rsid="001483dc"/>
    </style:style>
    <style:style style:name="T8" style:family="text">
      <style:text-properties officeooo:rsid="0016708a"/>
    </style:style>
    <style:style style:name="T9" style:family="text">
      <style:text-properties officeooo:rsid="0016cb4e"/>
    </style:style>
    <style:style style:name="T10" style:family="text">
      <style:text-properties officeooo:rsid="0017984d"/>
    </style:style>
    <style:style style:name="T11" style:family="text">
      <style:text-properties officeooo:rsid="001868fc"/>
    </style:style>
    <style:style style:name="T12" style:family="text">
      <style:text-properties officeooo:rsid="00191293"/>
    </style:style>
    <style:style style:name="T13" style:family="text">
      <style:text-properties officeooo:rsid="001aa5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ЧА 1.</text:p>
      <text:p text:style-name="P5"><text:span text:style-name="T2">У больного Р.. 34 лет, находящегося в отделение реанимации с диагнозом: тяжелая ЧМТ, ушиб головного мозга тяжелой степени, на фоне проведения ИВЛ в режиме умеренной гипервентиляции зафиксированы судороги, артериальная гипотония, розовые кожные покровы. По данным газового состава артериальной крови - метаболический алкалоз и рСО2 20 мм рт.ст. </text:span><text:span text:style-name="T3">1)</text:span><text:span text:style-name="T2">Объяснить клиническую симптоматику </text:span><text:span text:style-name="T3">2)</text:span><text:span text:style-name="T2"> определить тактику интенсивной терапии.</text:span></text:p>
      <text:p text:style-name="P7">Ответ: 1)Исходных данных недостаточно для точного определения причин симптоматики у данного пациента. Судороги могли быть вызваны как ЧМТ УГМ, так и метаболическим алкалозом. Артериальная гипотония так же могла быть вызванная ЧМТ УГМ, метаболическим алк<text:span text:style-name="T13">а</text:span>лозом. Розовые кожные покровы скорее всего, предположительно , связанны с повышением температуры, так же <text:span text:style-name="T13">вследствие</text:span> ЧМТ УГМ и метаболического алкалоза. <text:span text:style-name="T6">Так же эти причины могут возникать в следствии нарастающего отека головного мозга.</text:span> Причин развития метаболического алк<text:span text:style-name="T13">а</text:span>лоза у данного пациента может быть несколько : Потеря желудочного сока(многократная рвота, постано<text:span text:style-name="T12">в</text:span>ка и длительное нахождение желудочного зонда), электролитные потери(диуретики ), гиповолемия, злоупотребление щелочными растворами(рингер с лактатом, натрия гидрокарбонат). Низкий уровень <text:span text:style-name="T5">pCO</text:span>2 связан с <text:span text:style-name="T6">гипервентиляцией у данного пациента.</text:span></text:p>
      <text:p text:style-name="P8">2)Тактика ИТ:</text:p>
      <text:p text:style-name="P8">-<text:span text:style-name="T13">Коррекция</text:span> параметров ИВЛ(снижение ЧДД, увеличение дыхательного объема)</text:p>
      <text:p text:style-name="P8">-<text:span text:style-name="T13">Коррекция</text:span> метаболического <text:span text:style-name="T13">алкалоза</text:span> (с ориентированием на показатели газового состава крови). Как уже выше было указанно, полученных данных очень мало. Конкретно для определения <text:span text:style-name="T13">тактики</text:span> <text:span text:style-name="T13">коррекции</text:span> метаболического <text:span text:style-name="T13">алкалоза</text:span> необходимо знать уровень электролитов, особенно хлора, уровень НСО3 и.т.д. Ориентировочно <text:span text:style-name="T13">коррекция</text:span> будет <text:span text:style-name="T13">заключаться</text:span> в <text:span text:style-name="T13">устранении</text:span> электролитных потерь(снижение или отмена(по возможности) диуретиков, применение Н-гистамиблокаторов и <text:span text:style-name="T13">блокаторов</text:span> протонной <text:span text:style-name="T13">п</text:span>омпы) и восполнение уже имеющегося дефицита с помощью инфузионной терапии ( <text:s/>0.9% натрий хлорид, <text:span text:style-name="T13">раствор</text:span> Рингера без лактата, гипертонический <text:span text:style-name="T13">раствор</text:span>)и <text:span text:style-name="T13">применение</text:span> <text:span text:style-name="T13">лекарственных</text:span> средств (диакарб, калия хлорид). Следует <text:span text:style-name="T13">отдельно</text:span> сказать что данному пациенту не желательно вводить большие объемы инфузии , так как может быть спровоцирован отек головного мозга, на мой взгляд в данной ситуации хорошо подошел бы гипертонический раствор натрия хлорида, так как для достижения эффект<text:span text:style-name="T12">а</text:span> потребуется гораздо меньший объем , к тому же он восполнит ОЦК.</text:p>
      <text:p text:style-name="P8">-<text:span text:style-name="T7">Проведение противосудорожной терапии (бензодиазепины, карбомазепин, мидокалм и.др.)</text:span></text:p>
      <text:p text:style-name="P8">-<text:span text:style-name="T7">При продолжительно гипотонии возможно применение различны адреномиметиков.</text:span></text:p>
      <text:p text:style-name="P8">- <text:span text:style-name="T7">Если розовые кожные покровы связанны все же с повышением температуры следует проводить антипиретическую терапию.</text:span></text:p>
      <text:p text:style-name="P8">- <text:span text:style-name="T7">Контроль гемодинамических показателей, контроль лабораторных показателей, мероприятия общего ухода. Консультация невролога.</text:span></text:p>
      <text:p text:style-name="P6">ЗАДАЧА 2.</text:p>
      <text:p text:style-name="P6">Больная С., 57 лет, в клинику печеночной хирургии поступила с диагнозом калькулезный холецистит. Оперативное вмешательство в условиях эндотрахеального наркоза. Стандартная премедикация. После введения внутривенно 400 мг тиопентала натрия появился цианоз губ и слизистых, анестезиолог заметил резкое увеличение сопротивления на вдохе при проведении ИВЛ. В легких масса сухих хрипов. Проведена интубация трахеи, после внутривенного введения адреналина постепенно снизилось сопротивление на вдохе. <text:span text:style-name="T1">1)</text:span>Определить характер осложнения <text:span text:style-name="T1">2)</text:span><text:span text:style-name="T4">о</text:span>ценить тактику ведения больной.</text:p>
      <text:p text:style-name="P7">Ответ:<text:span text:style-name="T8">1) Характер осложнения: бронхоспазм, в виде цианоза губ и слизистых, повышение сопротивления на <text:s/>вдохе, сухие хрипы. Скорее всего провоцирующим фактором стал тиопентал натрия.</text:span></text:p>
      <text:p text:style-name="P9">2)Оценить тактику ведения больной: Если под этой фразой подразумевается оценка проведенных мероприятий, то возможно <text:span text:style-name="T13">врачем</text:span> был неправильно собран анамнез у <text:soft-page-break/>пациентки и <text:span text:style-name="T13">некорректно</text:span> проведен осмотр (наличие <text:span text:style-name="T13">аллергий</text:span>, наличие в анамнезе бронхиальной астмы или хронических обструктивных болезней легких. Возможно при осмотре были <text:span text:style-name="T13">пропущены</text:span> признаки свидетельствующие о данных патологиях).</text:p>
      <text:p text:style-name="P9">Если по<text:span text:style-name="T12">д</text:span> данным вопросом подразумевается тактика дальнейшего ведения больной, то прежде всего она заключалось бы :</text:p>
      <text:p text:style-name="P9">-Подбора адекватных параметров ИВЛ( при и некоторое время после приступа подача высоких доз кислорода, после стабилизации состояние подбор параметров ИВЛ)</text:p>
      <text:p text:style-name="P9">-Применение глюкокортикостероидов, а так же антигистаминных препаратов, и <text:span text:style-name="T13">возможно</text:span> применение эуфилина.</text:p>
      <text:p text:style-name="P9">-<text:span text:style-name="T9">Применение миорелаксантов.</text:span></text:p>
      <text:p text:style-name="P9">-<text:span text:style-name="T9">В качестве поддержания анестезии возможно применение пропофола, либо ингаляционных анестетиков (севофлюран/севоран).+ применение наркотических анальгетиков(промедол, фентанил).</text:span></text:p>
      <text:p text:style-name="P9">-<text:span text:style-name="T9">По окончании операции больную лучше перевести в ПИТ для дальнейшего наблюдения.</text:span></text:p>
      <text:p text:style-name="P7"/>
      <text:p text:style-name="P6">ЗАДАЧА 3.</text:p>
      <text:p text:style-name="P6">Больной В., 60 лет, поступил из отделения печеночной хирургии, где находился по поводу проведенной операции - панкреатодуоденальной резекции. На 3 сутки появились резкие боли в эпигастрии, из анамнеза известно, что больной дважды перенес острый инфаркт миокарда. В отделение реанимации переведен в связи с развившемся коллапсом. В отделение после трансфузии полиглюкина появилась клиника отека легких с последующей остановкой сердца. Проведены реанимационные мероприятия, последние признаны эффективными. <text:span text:style-name="T1">1)</text:span>Назвать предполагаемую причину <text:span text:style-name="T1">2)</text:span>определить погрешности в ведении больного.</text:p>
      <text:p text:style-name="P1">Ответ:</text:p>
      <text:p text:style-name="P1"><text:span text:style-name="T10">1)Исходя из анамнеза пациента и симптоматики его состояния, можно предположить, что причиной данных нарушений является острая левожелудочковая недостаточность, вследствие острого инфаркта миокарда. Что наиболее вероятно.</text:span></text:p>
      <text:p text:style-name="P2">Однако не стоит исключать возможность развития у данного пациента РДС синдрома. При данных операция частыми осложнениями (помимо кровотечения и.т.д.) явля<text:span text:style-name="T13">ю</text:span>тся несост<text:span text:style-name="T11">оятельность анастомозов, а так же развитие панкреатита. Что может вызывать развитие РДС синдрома. РДС синдром может протекать как постепенно нарастая, так и молниеносно. Будет проявляться клиникой отека легких и может приводить к остановке сердца.</text:span></text:p>
      <text:p text:style-name="P3">2) Предположительно в погрешности ведения больного можно отнести неправильную терапию в послеоперационном <text:span text:style-name="T13">периоде.</text:span> Возможно врач не учел имеющийся анамнез или все моменты основного заболевания.</text:p>
      <text:p text:style-name="P3">Самым главной погрешностью в оказании помощи является применение полиглюкина, <text:s/>этот раствор является коллоидным. </text:p>
      <text:p text:style-name="P3">Если у пациента был острый инфаркт миокарда, то введение полиглюкин<text:span text:style-name="T13">а</text:span> вызвало увеличение ОЦК, тем самым <text:span text:style-name="T13">с</text:span>провоцировал<text:span text:style-name="T13">о</text:span> развитие отека легких, а так же <text:span text:style-name="T13">увеличило</text:span> нагрузку на сердце, ухудшив его состояние.</text:p>
      <text:p text:style-name="P3">Если у пациента развился острый панкреатит, так же нельзя было вводить полиглюкин, так как основным побочным действием данного препарата является повышение уровня амилаз(причем значительное), <text:s/>ухудша<text:span text:style-name="T13">ющее</text:span> состояние пациента .</text:p>
      <text:p text:style-name="P3">И вне зависимости от причин, вливание коллоидного раствора повышает онкотическое давление крови , тем самым увеличивая вероятность отека, а если есть повышение проницаемости <text:span text:style-name="T13">капилляров</text:span>, то коллоид будет проникать в интерстициальное пространство, тем самым увеличивая его оте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3S</meta:editing-duration>
    <meta:editing-cycles>3</meta:editing-cycles>
    <meta:generator>LibreOffice/4.3.2.2$Windows_x86 LibreOffice_project/edfb5295ba211bd31ad47d0bad0118690f76407d</meta:generator>
    <dc:date>2016-07-05T16:37:18.195000000</dc:date>
    <meta:document-statistic meta:table-count="0" meta:image-count="0" meta:object-count="0" meta:page-count="2" meta:paragraph-count="30" meta:word-count="839" meta:character-count="6822" meta:non-whitespace-character-count="6008"/>
    <meta:user-defined meta:name="Info 1"/>
    <meta:user-defined meta:name="Info 2"/>
    <meta:user-defined meta:name="Info 3"/>
    <meta:user-defined meta:name="Info 4"/>
  </office:meta>
</office:document-meta>
</file>